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0d0" officeooo:paragraph-rsid="0019c0d0"/>
    </style:style>
    <style:style style:name="P2" style:family="paragraph" style:parent-style-name="Standard">
      <style:text-properties style:text-underline-style="solid" style:text-underline-width="auto" style:text-underline-color="font-color" officeooo:rsid="0019c0d0" officeooo:paragraph-rsid="0019c0d0"/>
    </style:style>
    <style:style style:name="P3" style:family="paragraph" style:parent-style-name="Standard">
      <style:text-properties style:text-underline-style="none" officeooo:rsid="0019c0d0" officeooo:paragraph-rsid="0019c0d0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c0d0" officeooo:paragraph-rsid="0019c0d0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G DU Logic Board Main Connector</text:p>
      <text:p text:style-name="P1"/>
      <text:p text:style-name="P1"/>
      <text:p text:style-name="P2">Function <text:s text:c="68"/>Pin <text:s text:c="11"/></text:p>
      <text:p text:style-name="P2"/>
      <text:p text:style-name="P3">CANH<text:tab/><text:tab/><text:tab/><text:tab/><text:tab/><text:tab/><text:tab/>A3</text:p>
      <text:p text:style-name="P3">CANL<text:tab/><text:tab/><text:tab/><text:tab/><text:tab/><text:tab/><text:tab/>A4</text:p>
      <text:p text:style-name="P3"/>
      <text:p text:style-name="P3">FORWARD DIRECTION<text:tab/><text:tab/><text:tab/><text:tab/>B3</text:p>
      <text:p text:style-name="P3">REVERSE DIRECTION<text:tab/><text:tab/><text:tab/><text:tab/>B4</text:p>
      <text:p text:style-name="P3"/>
      <text:p text:style-name="P3">BRAKE INPUT<text:tab/><text:tab/><text:tab/><text:tab/><text:tab/>C3</text:p>
      <text:p text:style-name="P3"/>
      <text:p text:style-name="P3">MOTOR TEMP SENSE 1<text:tab/><text:tab/><text:tab/><text:tab/>F3</text:p>
      <text:p text:style-name="P3">MOTOR TEMP SENSE 2<text:tab/><text:tab/><text:tab/><text:tab/>F4</text:p>
      <text:p text:style-name="P3"/>
      <text:p text:style-name="P3">SINB<text:tab/><text:tab/><text:tab/><text:tab/><text:tab/><text:tab/><text:tab/>G3</text:p>
      <text:p text:style-name="P3">SINA<text:tab/><text:tab/><text:tab/><text:tab/><text:tab/><text:tab/><text:tab/>G4</text:p>
      <text:p text:style-name="P3"/>
      <text:p text:style-name="P3">COSB<text:tab/><text:tab/><text:tab/><text:tab/><text:tab/><text:tab/><text:tab/>H3</text:p>
      <text:p text:style-name="P3">COSA<text:tab/><text:tab/><text:tab/><text:tab/><text:tab/><text:tab/><text:tab/>H4</text:p>
      <text:p text:style-name="P3"/>
      <text:p text:style-name="P3">ACCEL +5V<text:tab/><text:tab/><text:tab/><text:tab/><text:tab/><text:tab/>J1</text:p>
      <text:p text:style-name="P3">ACCEL SIGNAL A<text:tab/><text:tab/><text:tab/><text:tab/><text:tab/>J2</text:p>
      <text:p text:style-name="P3">ACCEL SIGNAL B<text:tab/><text:tab/><text:tab/><text:tab/><text:tab/>J3</text:p>
      <text:p text:style-name="P3">ACCEL GND<text:tab/><text:tab/><text:tab/><text:tab/><text:tab/><text:tab/>J4</text:p>
      <text:p text:style-name="P3"/>
      <text:p text:style-name="P3">START SIGNAL<text:tab/><text:tab/><text:tab/><text:tab/><text:tab/>K4</text:p>
      <text:p text:style-name="P3"/>
      <text:p text:style-name="P3">EXCA<text:tab/><text:tab/><text:tab/><text:tab/><text:tab/><text:tab/><text:tab/>L3</text:p>
      <text:p text:style-name="P3">EXCB<text:tab/><text:tab/><text:tab/><text:tab/><text:tab/><text:tab/><text:tab/>L4</text:p>
      <text:p text:style-name="P3"/>
      <text:p text:style-name="P3">+12V SUPPLY<text:tab/><text:tab/><text:tab/><text:tab/><text:tab/>M3</text:p>
      <text:p text:style-name="P3">MAIN GROUND<text:tab/><text:tab/><text:tab/><text:tab/><text:tab/>M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8:22:24.013994553</meta:creation-date>
    <dc:date>2024-11-14T18:31:21.172235153</dc:date>
    <meta:editing-duration>PT8M57S</meta:editing-duration>
    <meta:editing-cycles>1</meta:editing-cycles>
    <meta:document-statistic meta:table-count="0" meta:image-count="0" meta:object-count="0" meta:page-count="1" meta:paragraph-count="22" meta:word-count="66" meta:character-count="471" meta:non-whitespace-character-count="253"/>
    <meta:generator>LibreOffice/7.3.7.2$Linux_X86_64 LibreOffice_project/30$Build-2</meta:generator>
  </office:meta>
</office:document-meta>
</file>